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styles.xml" manifest:media-type="text/xml"/>
  <manifest:file-entry manifest:full-path="Object 1/Pictures/10000000000004B0000002585BC49250.png" manifest:media-type="image/png"/>
  <manifest:file-entry manifest:full-path="Object 1/" manifest:version="1.2" manifest:media-type="application/vnd.oasis.opendocument.graphics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styles.xml" manifest:media-type="text/xml"/>
  <manifest:file-entry manifest:full-path="Object 2/Pictures/10000000000001230000019E07C377E9.png" manifest:media-type="image/png"/>
  <manifest:file-entry manifest:full-path="Object 2/" manifest:version="1.2" manifest:media-type="application/vnd.oasis.opendocument.graphics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LIVEOIL" svg:font-family="OLIVEOIL"/>
    <style:font-face style:name="OzHandicraft BT" svg:font-family="'OzHandicraft BT'"/>
    <style:font-face style:name="Palatino Linotype" svg:font-family="'Palatino Linotype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officeooo:paragraph-rsid="0005c0b7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officeooo:paragraph-rsid="0008c38a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LIVEOIL" fo:font-size="12pt" style:font-name-asian="OLIVEOIL" style:font-size-asian="12pt" style:font-name-complex="OLIVEOIL" style:font-size-complex="12pt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LIVEOIL" fo:font-size="12pt" fo:font-weight="bold" style:font-name-asian="OLIVEOIL" style:font-size-asian="12pt" style:font-weight-asian="bold" style:font-name-complex="OLIVEOIL" style:font-size-complex="12pt" style:font-weight-complex="bold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LIVEOIL" fo:font-size="12pt" fo:font-weight="bold" officeooo:rsid="0053acf7" officeooo:paragraph-rsid="0053acf7" style:font-name-asian="OLIVEOIL" style:font-size-asian="12pt" style:font-weight-asian="bold" style:font-name-complex="OLIVEOIL" style:font-size-complex="12pt" style:font-weight-complex="bold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/>
      <style:text-properties fo:color="#000000" style:font-name="OzHandicraft BT" fo:font-size="16pt" style:font-name-asian="OzHandicraft BT" style:font-size-asian="16pt" style:font-name-complex="OzHandicraft BT" style:font-size-complex="16pt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6pt" style:font-name-asian="OzHandicraft BT" style:font-size-asian="16pt" style:font-name-complex="OzHandicraft BT" style:font-size-complex="16pt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6pt" officeooo:paragraph-rsid="0005c0b7" style:font-name-asian="OzHandicraft BT" style:font-size-asian="16pt" style:font-name-complex="OzHandicraft BT" style:font-size-complex="16pt"/>
    </style:style>
    <style:style style:name="P1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6pt" officeooo:paragraph-rsid="0008c38a" style:font-name-asian="OzHandicraft BT" style:font-size-asian="16pt" style:font-name-complex="OzHandicraft BT" style:font-size-complex="16pt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6pt" officeooo:rsid="00094dbd" officeooo:paragraph-rsid="00094dbd" style:font-name-asian="OzHandicraft BT" style:font-size-asian="16pt" style:font-name-complex="OzHandicraft BT" style:font-size-complex="16pt"/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6pt" officeooo:rsid="000add9f" officeooo:paragraph-rsid="000add9f" style:font-name-asian="OzHandicraft BT" style:font-size-asian="16pt" style:font-name-complex="OzHandicraft BT" style:font-size-complex="16pt"/>
    </style:style>
    <style:style style:name="P1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4pt" style:font-name-asian="OzHandicraft BT" style:font-size-asian="14pt" style:font-name-complex="OzHandicraft BT" style:font-size-complex="14pt"/>
    </style:style>
    <style:style style:name="P1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4pt" officeooo:paragraph-rsid="0008c38a" style:font-name-asian="OzHandicraft BT" style:font-size-asian="14pt" style:font-name-complex="OzHandicraft BT" style:font-size-complex="14pt"/>
    </style:style>
    <style:style style:name="P1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4pt" officeooo:paragraph-rsid="0023414f" style:font-name-asian="OzHandicraft BT" style:font-size-asian="14pt" style:font-name-complex="OzHandicraft BT" style:font-size-complex="14pt"/>
    </style:style>
    <style:style style:name="P1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4pt" officeooo:paragraph-rsid="0027b921" style:font-name-asian="OzHandicraft BT" style:font-size-asian="14pt" style:font-name-complex="OzHandicraft BT" style:font-size-complex="14pt"/>
    </style:style>
    <style:style style:name="P1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4pt" officeooo:paragraph-rsid="0039da1f" style:font-name-asian="OzHandicraft BT" style:font-size-asian="14pt" style:font-name-complex="OzHandicraft BT" style:font-size-complex="14pt"/>
    </style:style>
    <style:style style:name="P1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4pt" officeooo:paragraph-rsid="0040f62b" style:font-name-asian="OzHandicraft BT" style:font-size-asian="14pt" style:font-name-complex="OzHandicraft BT" style:font-size-complex="14pt"/>
    </style:style>
    <style:style style:name="P1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4pt" officeooo:paragraph-rsid="004cbca0" style:font-name-asian="OzHandicraft BT" style:font-size-asian="14pt" style:font-name-complex="OzHandicraft BT" style:font-size-complex="14pt"/>
    </style:style>
    <style:style style:name="P2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5.08cm" style:auto-text-indent="false"/>
      <style:text-properties fo:color="#000000" style:font-name="OLIVEOIL" fo:font-size="12pt" style:font-name-asian="OLIVEOIL" style:font-size-asian="12pt" style:font-name-complex="OLIVEOIL" style:font-size-complex="12pt"/>
    </style:style>
    <style:style style:name="P2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2.54cm" style:auto-text-indent="false"/>
      <style:text-properties fo:color="#000000" style:font-name="OzHandicraft BT" fo:font-size="16pt" style:font-name-asian="OzHandicraft BT" style:font-size-asian="16pt" style:font-name-complex="OzHandicraft BT" style:font-size-complex="16pt"/>
    </style:style>
    <style:style style:name="P2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1.27cm" style:auto-text-indent="false"/>
      <style:text-properties fo:color="#000000" style:font-name="OzHandicraft BT" fo:font-size="16pt" style:font-name-asian="OzHandicraft BT" style:font-size-asian="16pt" style:font-name-complex="OzHandicraft BT" style:font-size-complex="16pt"/>
    </style:style>
    <style:style style:name="P23" style:family="paragraph" style:parent-style-name="Standard" style:master-page-name="Page_20_Style_20_1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/>
      <style:text-properties fo:color="#000000" style:font-name="OLIVEOIL" fo:font-size="12pt" style:font-name-asian="OLIVEOIL" style:font-size-asian="12pt" style:font-name-complex="OLIVEOIL" style:font-size-complex="12pt"/>
    </style:style>
    <style:style style:name="P24" style:family="paragraph">
      <loext:graphic-properties draw:fill-color="#ff3333"/>
      <style:paragraph-properties fo:text-align="center"/>
      <style:text-properties fo:font-size="12pt"/>
    </style:style>
    <style:style style:name="P25" style:family="paragraph">
      <style:paragraph-properties fo:text-align="center"/>
    </style:style>
    <style:style style:name="T1" style:family="text">
      <style:text-properties fo:color="#000000" style:font-name="OLIVEOIL" fo:font-size="12pt" style:font-name-asian="OLIVEOIL" style:font-size-asian="12pt" style:font-name-complex="OLIVEOIL" style:font-size-complex="12pt"/>
    </style:style>
    <style:style style:name="T2" style:family="text">
      <style:text-properties fo:color="#000000" style:font-name="OLIVEOIL" fo:font-size="16pt" style:font-name-asian="OLIVEOIL" style:font-size-asian="16pt" style:font-name-complex="OLIVEOIL" style:font-size-complex="16pt"/>
    </style:style>
    <style:style style:name="T3" style:family="text">
      <style:text-properties fo:color="#000000" style:font-name="OLIVEOIL" fo:font-size="14pt" style:font-name-asian="OLIVEOIL" style:font-size-asian="14pt" style:font-name-complex="OLIVEOIL" style:font-size-complex="14pt"/>
    </style:style>
    <style:style style:name="T4" style:family="text">
      <style:text-properties fo:color="#000000" style:font-name="OzHandicraft BT" fo:font-size="16pt" style:font-name-asian="OzHandicraft BT" style:font-size-asian="16pt" style:font-name-complex="OzHandicraft BT" style:font-size-complex="16pt"/>
    </style:style>
    <style:style style:name="T5" style:family="text">
      <style:text-properties fo:color="#000000" style:font-name="OzHandicraft BT" fo:font-size="16pt" officeooo:rsid="00094dbd" style:font-name-asian="OzHandicraft BT" style:font-size-asian="16pt" style:font-name-complex="OzHandicraft BT" style:font-size-complex="16pt"/>
    </style:style>
    <style:style style:name="T6" style:family="text">
      <style:text-properties fo:color="#000000" style:font-name="OzHandicraft BT" fo:font-size="16pt" style:text-underline-style="solid" style:text-underline-width="auto" style:text-underline-color="font-color" style:font-name-asian="OzHandicraft BT" style:font-size-asian="16pt" style:font-name-complex="OzHandicraft BT" style:font-size-complex="16pt"/>
    </style:style>
    <style:style style:name="T7" style:family="text">
      <style:text-properties fo:color="#000000" style:font-name="OzHandicraft BT" fo:font-size="14pt" style:font-name-asian="OzHandicraft BT" style:font-size-asian="14pt" style:font-name-complex="OzHandicraft BT" style:font-size-complex="14pt"/>
    </style:style>
    <style:style style:name="T8" style:family="text">
      <style:text-properties fo:color="#000000" style:font-name="Palatino Linotype" fo:font-size="16pt" style:font-name-asian="Palatino Linotype" style:font-size-asian="16pt" style:font-name-complex="Palatino Linotype" style:font-size-complex="16pt"/>
    </style:style>
    <style:style style:name="T9" style:family="text">
      <style:text-properties fo:color="#000000" style:font-name="Palatino Linotype" fo:font-size="16pt" officeooo:rsid="0008c38a" style:font-name-asian="Palatino Linotype" style:font-size-asian="16pt" style:font-name-complex="Palatino Linotype" style:font-size-complex="16pt"/>
    </style:style>
    <style:style style:name="T10" style:family="text">
      <style:text-properties officeooo:rsid="00094dbd"/>
    </style:style>
    <style:style style:name="T11" style:family="text">
      <style:text-properties style:font-name="Nimbus Sans L" fo:font-size="16pt" officeooo:rsid="00094dbd" style:font-size-asian="14pt" style:font-size-complex="16pt"/>
    </style:style>
    <style:style style:name="T12" style:family="text">
      <style:text-properties officeooo:rsid="000bb177"/>
    </style:style>
    <style:style style:name="T13" style:family="text">
      <style:text-properties officeooo:rsid="0011652f"/>
    </style:style>
    <style:style style:name="T14" style:family="text">
      <style:text-properties officeooo:rsid="002904f9"/>
    </style:style>
    <style:style style:name="T15" style:family="text">
      <style:text-properties officeooo:rsid="00321b27"/>
    </style:style>
    <style:style style:name="T16" style:family="text">
      <style:text-properties officeooo:rsid="0037986e"/>
    </style:style>
    <style:style style:name="T17" style:family="text">
      <style:text-properties officeooo:rsid="0039da1f"/>
    </style:style>
    <style:style style:name="T18" style:family="text">
      <style:text-properties officeooo:rsid="004808d3"/>
    </style:style>
    <style:style style:name="T19" style:family="text">
      <style:text-properties officeooo:rsid="0048f6c2"/>
    </style:style>
    <style:style style:name="T20" style:family="text">
      <style:text-properties officeooo:rsid="0048fb2d"/>
    </style:style>
    <style:style style:name="T21" style:family="text">
      <style:text-properties officeooo:rsid="004906f0"/>
    </style:style>
    <style:style style:name="T22" style:family="text">
      <style:text-properties officeooo:rsid="004b47c2"/>
    </style:style>
    <style:style style:name="T23" style:family="text">
      <style:text-properties officeooo:rsid="004cbca0"/>
    </style:style>
    <style:style style:name="T24" style:family="text">
      <style:text-properties officeooo:rsid="0050225d"/>
    </style:style>
    <style:style style:name="T25" style:family="text">
      <style:text-properties officeooo:rsid="00521ae2"/>
    </style:style>
    <style:style style:name="T26" style:family="text">
      <style:text-properties officeooo:rsid="0053acf7"/>
    </style:style>
    <style:style style:name="T27" style:family="text">
      <style:text-properties officeooo:rsid="005414e0"/>
    </style:style>
    <style:style style:name="T28" style:family="text">
      <style:text-properties officeooo:rsid="00552ab4"/>
    </style:style>
    <style:style style:name="fr1" style:family="graphic" style:parent-style-name="GraphicFrame_5f_0">
      <style:graphic-properties style:vertical-pos="from-top" style:vertical-rel="page" style:horizontal-pos="from-left" style:horizontal-rel="page-content" draw:ole-draw-aspect="1"/>
    </style:style>
    <style:style style:name="fr2" style:family="graphic" style:parent-style-name="GraphicFrame_5f_1">
      <style:graphic-properties style:vertical-pos="from-top" style:vertical-rel="page" style:horizontal-pos="from-left" style:horizontal-rel="page-end-margin" draw:ole-draw-aspect="1"/>
    </style:style>
    <style:style style:name="fr3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gr1" style:family="graphic">
      <style:graphic-properties draw:fill-color="#ff3333" draw:textarea-vertical-align="middle" draw:auto-grow-height="false" fo:min-height="0.178cm" fo:min-width="0.22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<draw:frame draw:style-name="fr1" draw:name="Object0" text:anchor-type="paragraph" svg:x="6.35cm" svg:y="0.953cm" svg:width="6.108cm" svg:height="3.357cm" draw:z-index="0"><draw:object xlink:href="./Object 1" xlink:type="simple" xlink:show="embed" xlink:actuate="onLoad"/><draw:image xlink:href="./ObjectReplacements/Object 1" xlink:type="simple" xlink:show="embed" xlink:actuate="onLoad"/></draw:frame><text:tab/><text:tab/><text:tab/><text:tab/><text:tab/></text:p>
      <text:p text:style-name="P4"/>
      <text:p text:style-name="P4"/>
      <text:p text:style-name="P4"/>
      <text:p text:style-name="P4"/>
      <text:p text:style-name="P20"/>
      <text:p text:style-name="P4"/>
      <text:p text:style-name="P4"/>
      <text:p text:style-name="P7"/>
      <text:p text:style-name="P8"><draw:frame draw:style-name="fr2" draw:name="Object1" text:anchor-type="paragraph" svg:x="-7.696cm" svg:y="6.454cm" svg:width="6.279cm" svg:height="11.294cm" draw:z-index="1"><draw:object xlink:href="./Object 2" xlink:type="simple" xlink:show="embed" xlink:actuate="onLoad"/><draw:image xlink:href="./ObjectReplacements/Object 2" xlink:type="simple" xlink:show="embed" xlink:actuate="onLoad"/></draw:frame>Beer Name: <text:s text:c="4"/><text:span text:style-name="T10">Walnut Brown Ale</text:span> <text:s text:c="63"/></text:p>
      <text:p text:style-name="P10">Brew Date: <text:s text:c="4"/><text:span text:style-name="T18">Nov -Dec 1</text:span> <text:s text:c="61"/></text:p>
      <text:p text:style-name="P3"><text:span text:style-name="T4">Batch Size:</text:span><text:span text:style-name="T8"> 10 </text:span><text:span text:style-name="T9">gal</text:span><text:span text:style-name="T4"><text:tab/><text:tab/><text:tab/></text:span></text:p>
      <text:p text:style-name="P1"><text:span text:style-name="T4">Target OG/◦P: <text:s text:c="4"/></text:span><text:span text:style-name="T5">1</text:span><text:span text:style-name="T4">.</text:span><text:span text:style-name="T5">067</text:span><text:span text:style-name="T2"><text:tab/> <text:s text:c="15"/><text:tab/><text:tab/><text:tab/><text:tab/></text:span><text:span text:style-name="T1"> <text:s/></text:span></text:p>
      <text:p text:style-name="P1"><draw:line text:anchor-type="paragraph" draw:z-index="3" draw:style-name="gr2" draw:text-style-name="P25" svg:x1="1.543cm" svg:y1="0.624cm" svg:x2="1.622cm" svg:y2="6.577cm"><text:p/></draw:line><draw:line text:anchor-type="paragraph" draw:z-index="5" draw:style-name="gr2" draw:text-style-name="P25" svg:x1="3.29cm" svg:y1="0.462cm" svg:x2="3.369cm" svg:y2="6.415cm"><text:p/></draw:line><text:span text:style-name="T6">Amnt lb/kg <text:s/>Ingredient <text:s text:c="12"/></text:span><text:span text:style-name="T4"><text:s text:c="2"/></text:span></text:p>
      <text:p text:style-name="P11">16 <text:s text:c="6"/># <text:s text:c="5"/>Pale</text:p>
      <text:p text:style-name="P12">8 <text:s text:c="8"/># <text:s text:c="6"/>Bisquit</text:p>
      <text:p text:style-name="P11"><draw:custom-shape text:anchor-type="paragraph" draw:z-index="2" draw:style-name="gr1" draw:text-style-name="P24" svg:width="0.588cm" svg:height="0.533cm" svg:x="16.402cm" svg:y="0.146cm"><text:p/><draw:enhanced-geometry svg:viewBox="0 0 21600 21600" draw:text-areas="6722 8256 14878 15460" draw:type="star5" draw:enhanced-path="M 10797 0 L 8278 8256 0 8256 6722 13405 4198 21600 10797 16580 17401 21600 14878 13405 21600 8256 13321 8256 10797 0 Z N"/></draw:custom-shape>1.5 <text:s text:c="6"/># <text:s text:c="4"/>Crystal 60-80L</text:p>
      <text:p text:style-name="P11">2 <text:s text:c="9"/># <text:s text:c="5"/>Wheat</text:p>
      <text:p text:style-name="P11">1 <text:s text:c="8"/># <text:s text:c="6"/>Brown</text:p>
      <text:p text:style-name="P11">2 <text:s text:c="8"/>c <text:s text:c="7"/>Toasted walnuts <text:s text:c="3"/></text:p>
      <text:p text:style-name="P8"><text:s/>1 <text:s text:c="15"/>Tsp NaCl (mash)</text:p>
      <text:p text:style-name="P8">1 <text:s text:c="16"/>tsp <text:s/>NaCl(sparge)<text:tab/><text:tab/><text:tab/></text:p>
      <text:p text:style-name="P8">5 <text:s text:c="16"/>Tsp Sprchrg</text:p>
      <text:p text:style-name="P21"><draw:line text:anchor-type="paragraph" draw:z-index="4" draw:style-name="gr2" draw:text-style-name="P25" svg:x1="1.623cm" svg:y1="0.626cm" svg:x2="1.702cm" svg:y2="0.6cm"><text:p/></draw:line><text:s text:c="5"/>Irish Moss</text:p>
      <text:p text:style-name="P22"><text:s text:c="13"/><text:span text:style-name="T10">Nottingham</text:span></text:p>
      <text:p text:style-name="P8"/>
      <text:p text:style-name="P8"/>
      <text:p text:style-name="P8"><draw:line text:anchor-type="paragraph" draw:z-index="7" draw:style-name="gr2" draw:text-style-name="P25" svg:x1="7.497cm" svg:y1="0.564cm" svg:x2="7.576cm" svg:y2="4.004cm"><text:p/></draw:line>Qt <text:s/>oz/g <text:s text:c="2"/>Hop/Seasoning <text:s text:c="5"/><text:span text:style-name="T10">Time</text:span></text:p>
      <text:p text:style-name="P9"><draw:line text:anchor-type="paragraph" draw:z-index="6" draw:style-name="gr2" draw:text-style-name="P25" svg:x1="2.549cm" svg:y1="0.012cm" svg:x2="2.628cm" svg:y2="3.452cm"><text:p/></draw:line><text:s text:c="3"/><text:span text:style-name="T10">56 <text:s text:c="2"/>g <text:s text:c="4"/>NB</text:span> <text:s text:c="22"/><text:span text:style-name="T17">60 min</text:span></text:p>
      <text:p text:style-name="P2"><text:s text:c="4"/><text:span text:style-name="T11">75 <text:s text:c="4"/>g <text:s text:c="5"/>NB</text:span><text:span text:style-name="T10"> <text:s text:c="37"/></text:span><text:span text:style-name="T11">15 min</text:span></text:p>
      <text:p text:style-name="P2"/>
      <text:p text:style-name="P2"/>
      <text:p text:style-name="P2"/>
      <text:p text:style-name="P2"><text:span text:style-name="T4"><text:s text:c="807"/></text:span><text:span text:style-name="T7">Stage <text:s text:c="13"/>Date <text:s text:c="17"/></text:span></text:p>
      <text:p text:style-name="P13">Primary: <text:s text:c="5"/><text:span text:style-name="T28">Nov 30’19</text:span></text:p>
      <text:p text:style-name="P13">Racked: <text:s text:c="6"/><text:tab/><text:tab/><text:tab/><text:tab/><text:tab/><text:tab/></text:p>
      <text:p text:style-name="P13">Racked: <text:s text:c="3"/></text:p>
      <text:p text:style-name="P13">Bottled: <text:tab/> <text:span text:style-name="T16"><text:s text:c="16"/>6x 1l <text:s/></text:span><text:s/><text:tab/><text:tab/><text:tab/><text:tab/></text:p>
      <text:p text:style-name="P15">Kegged: <text:s text:c="2"/><text:span text:style-name="T16"><text:s text:c="18"/>2x5 gal <text:s/></text:span></text:p>
      <text:p text:style-name="P13">Re-Kegged:</text:p>
      <text:p text:style-name="P1"><text:span text:style-name="T7">Purged:</text:span><text:span text:style-name="T3"><text:tab/><text:tab/><text:tab/><text:tab/><text:tab/><text:tab/>Charged:</text:span></text:p>
      <text:p text:style-name="P13"/>
      <text:p text:style-name="P13"/>
      <text:p text:style-name="P13"><draw:frame draw:style-name="fr3" draw:name="Object2" text:anchor-type="paragraph" svg:x="9.119cm" svg:y="-0.201cm" svg:width="11.83cm" svg:height="8.999cm" draw:z-index="8"><draw:object xlink:href="./Object 3" xlink:type="simple" xlink:show="embed" xlink:actuate="onLoad"/><draw:image xlink:href="./ObjectReplacements/Object 3" xlink:type="simple" xlink:show="embed" xlink:actuate="onLoad"/></draw:frame><text:soft-page-break/></text:p>
      <text:p text:style-name="P13"/>
      <text:p text:style-name="P13"/>
      <text:p text:style-name="P13">Start Time:<text:span text:style-name="T20">7am </text:span></text:p>
      <text:p text:style-name="P13">Fill mash tun: <text:s/><text:span text:style-name="T17">sat</text:span></text:p>
      <text:p text:style-name="P13">Fill sparge kettle: <text:s/><text:span text:style-name="T17">Sat</text:span><text:tab/><text:tab/></text:p>
      <text:p text:style-name="P16">Fire burners: <text:span text:style-name="T20">7am</text:span></text:p>
      <text:p text:style-name="P16">Heat Mash Tun : Target Temp: <text:span text:style-name="T14">68</text:span> <text:s text:c="3"/></text:p>
      <text:p text:style-name="P13">Heat Sparge Kettle: Target Temp: <text:span text:style-name="T14">72</text:span></text:p>
      <text:p text:style-name="P13">Target Temp (Mash): <text:span text:style-name="T14">68</text:span></text:p>
      <text:p text:style-name="P13">Grind grain: <text:s text:c="2"/><text:span text:style-name="T20">7:15am - 8</text:span></text:p>
      <text:p text:style-name="P13">sparge temp: <text:span text:style-name="T21">75.5</text:span></text:p>
      <text:p text:style-name="P13">Strike Temp: <text:span text:style-name="T21">70.6</text:span></text:p>
      <text:p text:style-name="P13">pump temp: <text:s/><text:span text:style-name="T21">71.8</text:span></text:p>
      <text:p text:style-name="P13">Mash in: <text:span text:style-name="T21">8:35</text:span></text:p>
      <text:p text:style-name="P13">Mash: Duration: <text:s text:c="2"/><text:span text:style-name="T12">90</text:span> <text:s text:c="4"/>minutes <text:s text:c="7"/></text:p>
      <text:p text:style-name="P13">Start: <text:s/><text:span text:style-name="T21">8:35am</text:span> <text:s text:c="5"/>Finish: <text:span text:style-name="T21">10:05am</text:span></text:p>
      <text:p text:style-name="P13">Heat (to deactivate enzymes)<text:tab/><text:tab/></text:p>
      <text:p text:style-name="P13">Target Temp: <text:s text:c="3"/>Start: <text:span text:style-name="T21">10:05am</text:span> <text:s text:c="2"/></text:p>
      <text:p text:style-name="P13">Finish: <text:s/><text:span text:style-name="T22">10:19</text:span> </text:p>
      <text:p text:style-name="P13">Heat Sparge H20 (Target<text:span text:style-name="T19">80</text:span>◦) <text:s text:c="7"/></text:p>
      <text:p text:style-name="P13">Sparge: Start: <text:s/><text:span text:style-name="T22">10:25</text:span></text:p>
      <text:p text:style-name="P13">Finish:<text:span text:style-name="T23">11:15</text:span></text:p>
      <text:p text:style-name="P13">Wort collected: <text:s text:c="2"/><text:span text:style-name="T13">full kettle </text:span></text:p>
      <text:p text:style-name="P13">Boil : Burner On: <text:s/></text:p>
      <text:p text:style-name="P13">Rolling Boil: <text:s text:c="2"/><text:span text:style-name="T23">11:20pm</text:span></text:p>
      <text:p text:style-name="P19">Duration: 90 min <text:s/>Start:<text:span text:style-name="T23">11:25am</text:span></text:p>
      <text:p text:style-name="P19">Finish: <text:span text:style-name="T23">12:55pm</text:span></text:p>
      <text:p text:style-name="P18">Hops In: <text:span text:style-name="T23">11:55pm</text:span> <text:s text:c="2"/><text:span text:style-name="T15">Whirlflock in:12:39pm</text:span></text:p>
      <text:p text:style-name="P18">Hops in : <text:span text:style-name="T23">12:40pm</text:span> </text:p>
      <text:p text:style-name="P19">Burner Off: <text:span text:style-name="T23">12:55</text:span></text:p>
      <text:p text:style-name="P17">Rest 15 min <text:s text:c="7"/></text:p>
      <text:p text:style-name="P13">Pump and chill: <text:s text:c="3"/></text:p>
      <text:p text:style-name="P13">Start: <text:s/><text:span text:style-name="T23">1:10</text:span> <text:s text:c="4"/>Finish: <text:span text:style-name="T25">1:40pm</text:span></text:p>
      <text:p text:style-name="P13">OG : <text:s/><text:span text:style-name="T24">1.065</text:span> </text:p>
      <text:p text:style-name="P14">Yeast: <text:s/><text:span text:style-name="T24">Nottingham</text:span></text:p>
      <text:p text:style-name="P13">Irish Moss</text:p>
      <text:p text:style-name="P6">Fin Clean and San: <text:span text:style-name="T27">2:35pm</text:span></text:p>
      <text:p text:style-name="P5"/>
      <text:p text:style-name="P5"/>
      <text:p text:style-name="P5">Notes: <text:span text:style-name="T26">still got leaks in the pump/chiller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LIVEOIL" svg:font-family="OLIVEOIL"/>
    <style:font-face style:name="OzHandicraft BT" svg:font-family="'OzHandicraft BT'"/>
    <style:font-face style:name="Palatino Linotype" svg:font-family="'Palatino Linotype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GraphicFrame_5f_0" style:display-name="GraphicFrame_0" style:family="graphic">
      <style:graphic-properties svg:width="6.108cm" svg:height="3.357cm" text:anchor-type="paragraph" svg:x="6.35cm" svg:y="0.953cm" style:vertical-pos="from-top" style:vertical-rel="paragraph-content" style:horizontal-pos="from-left" style:horizontal-rel="paragraph-content"/>
    </style:style>
    <style:style style:name="GraphicFrame_5f_1" style:display-name="GraphicFrame_1" style:family="graphic">
      <style:graphic-properties svg:width="6.279cm" svg:height="11.294cm" text:anchor-type="paragraph" svg:x="-7.696cm" svg:y="6.454cm" style:vertical-pos="from-top" style:vertical-rel="paragraph-content" style:horizontal-pos="from-left" style:horizontal-rel="paragraph-conten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0.318cm" fo:margin-bottom="0.635cm" fo:margin-left="0.639cm" fo:margin-right="0.63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Page_20_Style_20_1" style:display-name="Page Style 1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19-12-01T16:56:41.186585722</dc:date>
    <meta:editing-duration>PT16H58M56S</meta:editing-duration>
    <meta:editing-cycles>37</meta:editing-cycles>
    <meta:document-statistic meta:table-count="0" meta:image-count="0" meta:object-count="3" meta:page-count="2" meta:paragraph-count="64" meta:word-count="214" meta:character-count="2587" meta:non-whitespace-character-count="101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hadow="hidden" style:mirror="none"/>
    </style:style>
  </office:automatic-styles>
  <office:body>
    <office:drawing>
      <draw:page draw:name="page1" draw:style-name="dp1" draw:master-page-name="Default">
        <draw:frame draw:style-name="gr1" draw:layer="layout" svg:width="15.317cm" svg:height="7.658cm" svg:x="0cm" svg:y="0cm">
          <draw:image xlink:href="Pictures/10000000000004B0000002585BC49250.png" xlink:type="simple" xlink:show="embed" xlink:actuate="onLoad">
            <text:p/>
          </draw:image>
        </draw:frame>
      </draw:page>
    </office:drawing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5.317cm" fo:page-height="7.65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hadow="hidden" style:mirror="none"/>
    </style:style>
  </office:automatic-styles>
  <office:body>
    <office:drawing>
      <draw:page draw:name="page1" draw:style-name="dp1" draw:master-page-name="Default">
        <draw:frame draw:style-name="gr1" draw:layer="layout" svg:width="8.035cm" svg:height="11.392cm" svg:x="0cm" svg:y="0.002cm">
          <draw:image xlink:href="Pictures/10000000000001230000019E07C377E9.png" xlink:type="simple" xlink:show="embed" xlink:actuate="onLoad">
            <text:p/>
          </draw:image>
        </draw:frame>
      </draw:page>
    </office:drawing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8.035cm" fo:page-height="11.3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CA" number:automatic-order="true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10036">
      <style:chart-properties chart:display-label="true" chart:logarithmic="false" chart:origin="1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55" chart:maximum="85" chart:interval-major="5" chart:interval-minor-divisor="2" chart:reverse-direction="false" text:line-break="false" loext:try-staggering-first="tru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1.83cm" svg:height="8.999cm" xlink:href="." xlink:type="simple" chart:class="chart:line" chart:style-name="ch1">
        <chart:title svg:x="3.99cm" svg:y="0.315cm" chart:style-name="ch2">
          <text:p>Walnut Brown Ale</text:p>
        </chart:title>
        <chart:legend chart:legend-position="end" svg:x="9.131cm" svg:y="3.693cm" style:legend-expansion="high" chart:style-name="ch3"/>
        <chart:plot-area chart:style-name="ch4" chart:data-source-has-labels="both" svg:x="0.76cm" svg:y="1.297cm" svg:width="8.838cm" svg:height="6.939cm">
          <chartooo:coordinate-region svg:x="1.622cm" svg:y="1.5cm" svg:width="7.832cm" svg:height="5.318cm"/>
          <chart:axis chart:dimension="x" chart:name="primary-x" chart:style-name="ch5" chartooo:axis-type="auto">
            <chartooo:date-scale/>
            <chart:title svg:x="4.836cm" svg:y="8.415cm" chart:style-name="ch6">
              <text:p>time</text:p>
            </chart:title>
            <chart:categories table:cell-range-address="local-table.$A$2:.$A$20"/>
          </chart:axis>
          <chart:axis chart:dimension="y" chart:name="primary-y" chart:style-name="ch7">
            <chart:title svg:x="0cm" svg:y="5.649cm" chart:style-name="ch8">
              <text:p>temperature</text:p>
            </chart:title>
            <chart:grid chart:style-name="ch9" chart:class="major"/>
          </chart:axis>
          <chart:series chart:style-name="ch10" chart:values-cell-range-address="local-table.$B$2:.$B$20" chart:label-cell-address="local-table.$B$1" chart:class="chart:line">
            <chart:data-point chart:repeated="19"/>
          </chart:series>
          <chart:series chart:style-name="ch11" chart:values-cell-range-address="local-table.$C$2:.$C$20" chart:label-cell-address="local-table.$C$1" chart:class="chart:line">
            <chart:data-point chart:repeated="19"/>
          </chart:series>
          <chart:series chart:style-name="ch12" chart:values-cell-range-address="local-table.$D$2:.$D$20" chart:label-cell-address="local-table.$D$1" chart:class="chart:line">
            <chart:data-point chart:repeated="1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rge</text:p>
              </table:table-cell>
              <table:table-cell office:value-type="string">
                <text:p>mashton</text:p>
              </table:table-cell>
              <table:table-cell office:value-type="string">
                <text:p>pump</text:p>
              </table:table-cell>
            </table:table-row>
          </table:table-header-rows>
          <table:table-rows>
            <table:table-row>
              <table:table-cell office:value-type="string">
                <text:p> target</text:p>
              </table:table-cell>
              <table:table-cell office:value-type="float" office:value="71">
                <text:p>71</text:p>
              </table:table-cell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0 </text:p>
              </table:table-cell>
              <table:table-cell office:value-type="float" office:value="75.1">
                <text:p>75.1</text:p>
              </table:table-cell>
              <table:table-cell office:value-type="float" office:value="70.6">
                <text:p>70.6</text:p>
              </table:table-cell>
              <table:table-cell office:value-type="float" office:value="71.8">
                <text:p>71.8</text:p>
              </table:table-cell>
            </table:table-row>
            <table:table-row>
              <table:table-cell office:value-type="string">
                <text:p>mash in</text:p>
              </table:table-cell>
              <table:table-cell office:value-type="float" office:value="75.5">
                <text:p>75.5</text:p>
              </table:table-cell>
              <table:table-cell office:value-type="float" office:value="67.6">
                <text:p>67.6</text:p>
              </table:table-cell>
              <table:table-cell office:value-type="float" office:value="67.3">
                <text:p>67.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4.3">
                <text:p>74.3</text:p>
              </table:table-cell>
              <table:table-cell office:value-type="float" office:value="67.9">
                <text:p>67.9</text:p>
              </table:table-cell>
              <table:table-cell office:value-type="float" office:value="66.7">
                <text:p>66.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2.8">
                <text:p>72.8</text:p>
              </table:table-cell>
              <table:table-cell office:value-type="float" office:value="69.8">
                <text:p>69.8</text:p>
              </table:table-cell>
              <table:table-cell office:value-type="float" office:value="67.4">
                <text:p>67.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1.8">
                <text:p>71.8</text:p>
              </table:table-cell>
              <table:table-cell office:value-type="float" office:value="69.4">
                <text:p>69.4</text:p>
              </table:table-cell>
              <table:table-cell office:value-type="float" office:value="67.9">
                <text:p>67.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0.9">
                <text:p>70.9</text:p>
              </table:table-cell>
              <table:table-cell office:value-type="float" office:value="68.9">
                <text:p>68.9</text:p>
              </table:table-cell>
              <table:table-cell office:value-type="float" office:value="67.6">
                <text:p>67.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71.3">
                <text:p>71.3</text:p>
              </table:table-cell>
              <table:table-cell office:value-type="float" office:value="68.5">
                <text:p>68.5</text:p>
              </table:table-cell>
              <table:table-cell office:value-type="float" office:value="66.9">
                <text:p>66.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71.6">
                <text:p>71.6</text:p>
              </table:table-cell>
              <table:table-cell office:value-type="float" office:value="67.9">
                <text:p>67.9</text:p>
              </table:table-cell>
              <table:table-cell office:value-type="float" office:value="66.2">
                <text:p>66.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1.6">
                <text:p>71.6</text:p>
              </table:table-cell>
              <table:table-cell office:value-type="float" office:value="68">
                <text:p>68</text:p>
              </table:table-cell>
              <table:table-cell office:value-type="float" office:value="66.1">
                <text:p>66.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1.4">
                <text:p>71.4</text:p>
              </table:table-cell>
              <table:table-cell office:value-type="float" office:value="68.1">
                <text:p>68.1</text:p>
              </table:table-cell>
              <table:table-cell office:value-type="float" office:value="66.5">
                <text:p>66.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71.4">
                <text:p>71.4</text:p>
              </table:table-cell>
              <table:table-cell office:value-type="float" office:value="68.1">
                <text:p>68.1</text:p>
              </table:table-cell>
              <table:table-cell office:value-type="float" office:value="66.6">
                <text:p>66.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76.9">
                <text:p>76.9</text:p>
              </table:table-cell>
              <table:table-cell office:value-type="float" office:value="72.9">
                <text:p>72.9</text:p>
              </table:table-cell>
              <table:table-cell office:value-type="float" office:value="74.8">
                <text:p>74.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80.1">
                <text:p>80.1</text:p>
              </table:table-cell>
              <table:table-cell office:value-type="float" office:value="75.5">
                <text:p>75.5</text:p>
              </table:table-cell>
              <table:table-cell office:value-type="float" office:value="77.2">
                <text:p>77.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